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none" draw:fill="solid" draw:fill-color="#1864ab"/>
    </style:style>
    <style:style style:name="gr32" style:family="graphic" style:parent-style-name="standard">
      <style:graphic-properties draw:stroke="none" draw:fill="solid" draw:fill-color="#4a98c9"/>
    </style:style>
    <style:style style:name="gr33" style:family="graphic" style:parent-style-name="standard">
      <style:graphic-properties draw:stroke="none" draw:fill="solid" draw:fill-color="#6faed4"/>
    </style:style>
    <style:style style:name="gr34" style:family="graphic" style:parent-style-name="standard">
      <style:graphic-properties draw:stroke="none" draw:fill="solid" draw:fill-color="#94c4df"/>
    </style:style>
    <style:style style:name="gr35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6" style:family="graphic" style:parent-style-name="standard">
      <style:graphic-properties draw:stroke="none" draw:fill="solid" draw:fill-color="#000000"/>
    </style:style>
    <style:style style:name="gr3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9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3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94c4d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20" style:family="paragraph">
      <style:paragraph-properties fo:text-align="center"/>
      <style:text-properties style:font-name="Liberation Serif2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</text:span><text:span text:style-name="T11">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</text:span><text:span text:style-name="T11">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</text:span><text:span text:style-name="T11">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</text:span><text:span text:style-name="T11">0</text:span></text:p>
          </draw:text-box>
        </draw:frame>
        <draw:frame draw:style-name="gr10" draw:text-style-name="P7" draw:layer="layout" svg:width="0.552cm" svg:height="0.208cm" svg:x="9.841cm" svg:y="7.493cm">
          <draw:text-box>
            <text:p text:style-name="P6"><text:span text:style-name="T11">50 </text:span><text:span text:style-name="T11">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2">DELE</text:span><text:span text:style-name="T12">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2">(</text:span><text:span text:style-name="T12">C</text:span><text:span text:style-name="T12">o</text:span><text:span text:style-name="T12">n</text:span><text:span text:style-name="T12">v</text:span><text:span text:style-name="T13">B</text:span><text:span text:style-name="T12">) </text:span><text:span text:style-name="T12">C</text:span><text:span text:style-name="T12">O</text:span><text:span text:style-name="T12">N</text:span><text:span text:style-name="T12">V</text:span><text:span text:style-name="T12">_</text:span><text:span text:style-name="T12">2</text:span><text:span text:style-name="T12">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9" draw:text-style-name="P7" draw:layer="layout" svg:width="0.383cm" svg:height="0.208cm" svg:x="3.26cm" svg:y="5.358cm">
          <draw:text-box>
            <text:p text:style-name="P6"><text:span text:style-name="T11">M</text:span><text:span text:style-name="T11">U</text:span><text:span text:style-name="T11">L</text:span></text:p>
          </draw:text-box>
        </draw:frame>
        <draw:frame draw:style-name="gr20" draw:text-style-name="P7" draw:layer="layout" svg:width="0.396cm" svg:height="0.208cm" svg:x="3.248cm" svg:y="5.19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21" draw:text-style-name="P7" draw:layer="layout" svg:width="1.31cm" svg:height="0.208cm" svg:x="2.333cm" svg:y="5.021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2">(</text:span><text:span text:style-name="T12">C</text:span><text:span text:style-name="T12">o</text:span><text:span text:style-name="T12">n</text:span><text:span text:style-name="T12">v</text:span><text:span text:style-name="T13">C</text:span><text:span text:style-name="T12">)</text:span><text:span text:style-name="T12"> </text:span><text:span text:style-name="T12">C</text:span><text:span text:style-name="T12">O</text:span><text:span text:style-name="T12">N</text:span><text:span text:style-name="T12">V</text:span><text:span text:style-name="T12">_</text:span><text:span text:style-name="T12">2</text:span><text:span text:style-name="T12">D</text:span></text:p>
          </draw:text-box>
        </draw:frame>
        <draw:frame draw:style-name="gr22" draw:text-style-name="P8" draw:layer="layout" svg:width="1.039cm" svg:height="0.208cm" svg:x="2.593cm" svg:y="4.688cm">
          <draw:text-box>
            <text:p text:style-name="P6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</text:span><text:span text:style-name="T11">U</text:span><text:span text:style-name="T11">L</text:span></text:p>
          </draw:text-box>
        </draw:frame>
        <draw:frame draw:style-name="gr23" draw:text-style-name="P7" draw:layer="layout" svg:width="0.396cm" svg:height="0.208cm" svg:x="3.246cm" svg:y="4.187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21" draw:text-style-name="P7" draw:layer="layout" svg:width="1.31cm" svg:height="0.208cm" svg:x="2.333cm" svg:y="4.018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4" draw:text-style-name="P7" draw:layer="layout" svg:width="0.832cm" svg:height="0.208cm" svg:x="2.813cm" svg:y="3.851cm">
          <draw:text-box>
            <text:p text:style-name="P6"><text:span text:style-name="T11">R</text:span><text:span text:style-name="T11">E</text:span><text:span text:style-name="T11">S</text:span><text:span text:style-name="T11">H</text:span><text:span text:style-name="T11">A</text:span><text:span text:style-name="T11">P</text:span><text:span text:style-name="T11">E</text:span></text:p>
          </draw:text-box>
        </draw:frame>
        <draw:frame draw:style-name="gr25" draw:text-style-name="P7" draw:layer="layout" svg:width="1.75cm" svg:height="0.208cm" svg:x="1.894cm" svg:y="3.683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6" draw:text-style-name="P7" draw:layer="layout" svg:width="1.75cm" svg:height="0.208cm" svg:x="1.894cm" svg:y="3.516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7" draw:text-style-name="P7" draw:layer="layout" svg:width="1.75cm" svg:height="0.208cm" svg:x="1.894cm" svg:y="3.35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8" draw:text-style-name="P9" draw:layer="layout" svg:width="1.988cm" svg:height="0.314cm" svg:x="1.706cm" svg:y="2.974cm">
          <draw:text-box>
            <text:p><text:span text:style-name="T14">T</text:span><text:span text:style-name="T14">e</text:span><text:span text:style-name="T14">n</text:span><text:span text:style-name="T14">s</text:span><text:span text:style-name="T14">o</text:span><text:span text:style-name="T14">r</text:span><text:span text:style-name="T14"> </text:span><text:span text:style-name="T14">o</text:span><text:span text:style-name="T14">p</text:span><text:span text:style-name="T14">e</text:span><text:span text:style-name="T14">r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29" draw:text-style-name="P10" draw:layer="layout" svg:width="1.252cm" svg:height="0.25cm" svg:x="6.471cm" svg:y="7.779cm">
          <draw:text-box>
            <text:p><text:span text:style-name="T15">T</text:span><text:span text:style-name="T15">i</text:span><text:span text:style-name="T15">m</text:span><text:span text:style-name="T15">e</text:span><text:span text:style-name="T15"> </text:span><text:span text:style-name="T15">(</text:span><text:span text:style-name="T15">m</text:span><text:span text:style-name="T15">s</text:span><text:span text:style-name="T15">)</text:span></text:p>
          </draw:text-box>
        </draw:frame>
        <draw:polygon draw:style-name="gr30" draw:text-style-name="P11" draw:layer="layout" svg:width="6.497cm" svg:height="4.429cm" svg:x="3.76cm" svg:y="2.955cm" svg:viewBox="0 0 6498 4430" draw:points="0,4430 6498,4430 6498,0 0,0">
          <text:p/>
        </draw:polygon>
        <draw:polygon draw:style-name="gr31" draw:text-style-name="P12" draw:layer="layout" svg:width="3.454cm" svg:height="0.134cm" svg:x="3.76cm" svg:y="7.048cm" svg:viewBox="0 0 3455 135" draw:points="0,135 3455,135 3455,0 0,0">
          <text:p/>
        </draw:polygon>
        <draw:polygon draw:style-name="gr32" draw:text-style-name="P13" draw:layer="layout" svg:width="0.864cm" svg:height="0.134cm" svg:x="3.76cm" svg:y="6.878cm" svg:viewBox="0 0 865 135" draw:points="0,135 865,135 865,0 0,0">
          <text:p/>
        </draw:polygon>
        <draw:polygon draw:style-name="gr33" draw:text-style-name="P14" draw:layer="layout" svg:width="0.004cm" svg:height="0.134cm" svg:x="3.761cm" svg:y="6.709cm" svg:viewBox="0 0 5 135" draw:points="0,135 5,135 5,0 0,0">
          <text:p/>
        </draw:polygon>
        <draw:polygon draw:style-name="gr34" draw:text-style-name="P15" draw:layer="layout" svg:width="0.856cm" svg:height="0.134cm" svg:x="3.764cm" svg:y="6.54cm" svg:viewBox="0 0 857 135" draw:points="0,135 857,135 857,0 0,0">
          <text:p/>
        </draw:polygon>
        <draw:polygon draw:style-name="gr32" draw:text-style-name="P13" draw:layer="layout" svg:width="0.441cm" svg:height="0.134cm" svg:x="4.625cm" svg:y="6.371cm" svg:viewBox="0 0 442 135" draw:points="0,135 442,135 442,0 0,0">
          <text:p/>
        </draw:polygon>
        <draw:polygon draw:style-name="gr32" draw:text-style-name="P13" draw:layer="layout" svg:width="0.44cm" svg:height="0.134cm" svg:x="5.067cm" svg:y="6.202cm" svg:viewBox="0 0 441 135" draw:points="0,135 441,135 441,0 0,0">
          <text:p/>
        </draw:polygon>
        <draw:polygon draw:style-name="gr32" draw:text-style-name="P13" draw:layer="layout" svg:width="0.287cm" svg:height="0.134cm" svg:x="5.508cm" svg:y="6.032cm" svg:viewBox="0 0 288 135" draw:points="0,135 288,135 288,0 0,0">
          <text:p/>
        </draw:polygon>
        <draw:polygon draw:style-name="gr32" draw:text-style-name="P13" draw:layer="layout" svg:width="0.574cm" svg:height="0.134cm" svg:x="5.797cm" svg:y="5.864cm" svg:viewBox="0 0 575 135" draw:points="0,135 575,135 575,0 0,0">
          <text:p/>
        </draw:polygon>
        <draw:polygon draw:style-name="gr33" draw:text-style-name="P14" draw:layer="layout" svg:width="0.03cm" svg:height="0.134cm" svg:x="5.797cm" svg:y="5.694cm" svg:viewBox="0 0 31 135" draw:points="0,135 31,135 31,0 0,0">
          <text:p/>
        </draw:polygon>
        <draw:polygon draw:style-name="gr34" draw:text-style-name="P15" draw:layer="layout" svg:width="0.545cm" svg:height="0.134cm" svg:x="5.824cm" svg:y="5.525cm" svg:viewBox="0 0 546 135" draw:points="0,135 546,135 546,0 0,0">
          <text:p/>
        </draw:polygon>
        <draw:polygon draw:style-name="gr32" draw:text-style-name="P13" draw:layer="layout" svg:width="0.121cm" svg:height="0.134cm" svg:x="6.372cm" svg:y="5.356cm" svg:viewBox="0 0 122 135" draw:points="0,135 122,135 122,0 0,0">
          <text:p/>
        </draw:polygon>
        <draw:polygon draw:style-name="gr32" draw:text-style-name="P13" draw:layer="layout" svg:width="0.121cm" svg:height="0.134cm" svg:x="6.495cm" svg:y="5.187cm" svg:viewBox="0 0 122 135" draw:points="0,135 122,135 122,0 0,0">
          <text:p/>
        </draw:polygon>
        <draw:polygon draw:style-name="gr32" draw:text-style-name="P13" draw:layer="layout" svg:width="0.079cm" svg:height="0.134cm" svg:x="6.617cm" svg:y="5.018cm" svg:viewBox="0 0 80 135" draw:points="0,135 80,135 80,0 0,0">
          <text:p/>
        </draw:polygon>
        <draw:polygon draw:style-name="gr32" draw:text-style-name="P13" draw:layer="layout" svg:width="0.154cm" svg:height="0.134cm" svg:x="6.696cm" svg:y="4.848cm" svg:viewBox="0 0 155 135" draw:points="0,135 155,135 155,0 0,0">
          <text:p/>
        </draw:polygon>
        <draw:polygon draw:style-name="gr33" draw:text-style-name="P14" draw:layer="layout" svg:width="0.033cm" svg:height="0.134cm" svg:x="6.697cm" svg:y="4.679cm" svg:viewBox="0 0 34 135" draw:points="0,135 34,135 34,0 0,0">
          <text:p/>
        </draw:polygon>
        <draw:polygon draw:style-name="gr34" draw:text-style-name="P15" draw:layer="layout" svg:width="0.121cm" svg:height="0.134cm" svg:x="6.729cm" svg:y="4.51cm" svg:viewBox="0 0 122 135" draw:points="0,135 122,135 122,0 0,0">
          <text:p/>
        </draw:polygon>
        <draw:polygon draw:style-name="gr32" draw:text-style-name="P13" draw:layer="layout" svg:width="0.034cm" svg:height="0.134cm" svg:x="6.851cm" svg:y="4.341cm" svg:viewBox="0 0 35 135" draw:points="0,135 35,135 35,0 0,0">
          <text:p/>
        </draw:polygon>
        <draw:polygon draw:style-name="gr32" draw:text-style-name="P13" draw:layer="layout" svg:width="0.033cm" svg:height="0.134cm" svg:x="6.886cm" svg:y="4.172cm" svg:viewBox="0 0 34 135" draw:points="0,135 34,135 34,0 0,0">
          <text:p/>
        </draw:polygon>
        <draw:polygon draw:style-name="gr32" draw:text-style-name="P13" draw:layer="layout" svg:width="0.021cm" svg:height="0.134cm" svg:x="6.92cm" svg:y="4.002cm" svg:viewBox="0 0 22 135" draw:points="0,135 22,135 22,0 0,0">
          <text:p/>
        </draw:polygon>
        <draw:polygon draw:style-name="gr32" draw:text-style-name="P13" draw:layer="layout" svg:width="0.001cm" svg:height="0.134cm" svg:x="6.942cm" svg:y="3.834cm" svg:viewBox="0 0 2 135" draw:points="0,135 2,135 2,0 0,0">
          <text:p/>
        </draw:polygon>
        <draw:polygon draw:style-name="gr32" draw:text-style-name="P13" draw:layer="layout" svg:width="0.174cm" svg:height="0.134cm" svg:x="6.944cm" svg:y="3.664cm" svg:viewBox="0 0 175 135" draw:points="0,135 175,135 175,0 0,0">
          <text:p/>
        </draw:polygon>
        <draw:polygon draw:style-name="gr32" draw:text-style-name="P13" draw:layer="layout" svg:width="0.091cm" svg:height="0.134cm" svg:x="7.119cm" svg:y="3.495cm" svg:viewBox="0 0 92 135" draw:points="0,135 92,135 92,0 0,0">
          <text:p/>
        </draw:polygon>
        <draw:polygon draw:style-name="gr32" draw:text-style-name="P13" draw:layer="layout" svg:width="0.001cm" svg:height="0.134cm" svg:x="7.211cm" svg:y="3.326cm" svg:viewBox="0 0 2 135" draw:points="0,135 2,135 2,0 0,0">
          <text:p/>
        </draw:polygon>
        <draw:polygon draw:style-name="gr32" draw:text-style-name="P13" draw:layer="layout" svg:width="0cm" svg:height="0.134cm" svg:x="7.213cm" svg:y="3.157cm" svg:viewBox="0 0 1 135" draw:points="0,135 1,135 1,0 0,0">
          <text:p/>
        </draw:polygon>
        <draw:line draw:style-name="gr35" draw:text-style-name="P16" draw:layer="layout" svg:x1="3.76cm" svg:y1="7.384cm" svg:x2="3.76cm" svg:y2="2.955cm">
          <text:p/>
        </draw:line>
        <draw:polygon draw:style-name="gr36" draw:text-style-name="P17" draw:layer="layout" svg:width="0cm" svg:height="0.07cm" svg:x="3.76cm" svg:y="7.384cm" svg:viewBox="0 0 0 71" draw:points="0,0 0,71">
          <text:p/>
        </draw:polygon>
        <draw:line draw:style-name="gr37" draw:text-style-name="P16" draw:layer="layout" svg:x1="3.76cm" svg:y1="7.384cm" svg:x2="3.76cm" svg:y2="7.455cm">
          <text:p/>
        </draw:line>
        <draw:line draw:style-name="gr35" draw:text-style-name="P16" draw:layer="layout" svg:x1="4.998cm" svg:y1="7.384cm" svg:x2="4.998cm" svg:y2="2.955cm">
          <text:p/>
        </draw:line>
        <draw:polygon draw:style-name="gr36" draw:text-style-name="P17" draw:layer="layout" svg:width="0cm" svg:height="0.07cm" svg:x="4.998cm" svg:y="7.384cm" svg:viewBox="0 0 0 71" draw:points="0,0 0,71">
          <text:p/>
        </draw:polygon>
        <draw:line draw:style-name="gr37" draw:text-style-name="P16" draw:layer="layout" svg:x1="4.998cm" svg:y1="7.384cm" svg:x2="4.998cm" svg:y2="7.455cm">
          <text:p/>
        </draw:line>
        <draw:line draw:style-name="gr35" draw:text-style-name="P16" draw:layer="layout" svg:x1="6.235cm" svg:y1="7.384cm" svg:x2="6.235cm" svg:y2="2.955cm">
          <text:p/>
        </draw:line>
        <draw:polygon draw:style-name="gr36" draw:text-style-name="P17" draw:layer="layout" svg:width="0cm" svg:height="0.07cm" svg:x="6.235cm" svg:y="7.384cm" svg:viewBox="0 0 0 71" draw:points="0,0 0,71">
          <text:p/>
        </draw:polygon>
        <draw:line draw:style-name="gr37" draw:text-style-name="P16" draw:layer="layout" svg:x1="6.235cm" svg:y1="7.384cm" svg:x2="6.235cm" svg:y2="7.455cm">
          <text:p/>
        </draw:line>
        <draw:line draw:style-name="gr35" draw:text-style-name="P16" draw:layer="layout" svg:x1="7.473cm" svg:y1="7.384cm" svg:x2="7.473cm" svg:y2="2.955cm">
          <text:p/>
        </draw:line>
        <draw:polygon draw:style-name="gr36" draw:text-style-name="P17" draw:layer="layout" svg:width="0cm" svg:height="0.07cm" svg:x="7.473cm" svg:y="7.384cm" svg:viewBox="0 0 0 71" draw:points="0,0 0,71">
          <text:p/>
        </draw:polygon>
        <draw:line draw:style-name="gr37" draw:text-style-name="P16" draw:layer="layout" svg:x1="7.473cm" svg:y1="7.384cm" svg:x2="7.473cm" svg:y2="7.455cm">
          <text:p/>
        </draw:line>
        <draw:line draw:style-name="gr35" draw:text-style-name="P16" draw:layer="layout" svg:x1="8.711cm" svg:y1="7.384cm" svg:x2="8.711cm" svg:y2="2.955cm">
          <text:p/>
        </draw:line>
        <draw:polygon draw:style-name="gr36" draw:text-style-name="P17" draw:layer="layout" svg:width="0cm" svg:height="0.07cm" svg:x="8.711cm" svg:y="7.384cm" svg:viewBox="0 0 0 71" draw:points="0,0 0,71">
          <text:p/>
        </draw:polygon>
        <draw:line draw:style-name="gr37" draw:text-style-name="P16" draw:layer="layout" svg:x1="8.711cm" svg:y1="7.384cm" svg:x2="8.711cm" svg:y2="7.455cm">
          <text:p/>
        </draw:line>
        <draw:line draw:style-name="gr35" draw:text-style-name="P16" draw:layer="layout" svg:x1="9.949cm" svg:y1="7.384cm" svg:x2="9.949cm" svg:y2="2.955cm">
          <text:p/>
        </draw:line>
        <draw:polygon draw:style-name="gr36" draw:text-style-name="P17" draw:layer="layout" svg:width="0cm" svg:height="0.07cm" svg:x="9.949cm" svg:y="7.384cm" svg:viewBox="0 0 0 71" draw:points="0,0 0,71">
          <text:p/>
        </draw:polygon>
        <draw:line draw:style-name="gr37" draw:text-style-name="P16" draw:layer="layout" svg:x1="9.949cm" svg:y1="7.384cm" svg:x2="9.949cm" svg:y2="7.455cm">
          <text:p/>
        </draw:line>
        <draw:line draw:style-name="gr35" draw:text-style-name="P16" draw:layer="layout" svg:x1="3.76cm" svg:y1="7.115cm" svg:x2="10.258cm" svg:y2="7.115cm">
          <text:p/>
        </draw:line>
        <draw:polygon draw:style-name="gr36" draw:text-style-name="P17" draw:layer="layout" svg:width="0.023cm" svg:height="0cm" svg:x="3.736cm" svg:y="7.115cm" svg:viewBox="0 0 24 0" draw:points="24,0 0,0">
          <text:p/>
        </draw:polygon>
        <draw:line draw:style-name="gr37" draw:text-style-name="P16" draw:layer="layout" svg:x1="3.76cm" svg:y1="7.115cm" svg:x2="3.736cm" svg:y2="7.115cm">
          <text:p/>
        </draw:line>
        <draw:line draw:style-name="gr35" draw:text-style-name="P16" draw:layer="layout" svg:x1="3.76cm" svg:y1="6.946cm" svg:x2="10.258cm" svg:y2="6.946cm">
          <text:p/>
        </draw:line>
        <draw:polygon draw:style-name="gr36" draw:text-style-name="P17" draw:layer="layout" svg:width="0.023cm" svg:height="0cm" svg:x="3.736cm" svg:y="6.946cm" svg:viewBox="0 0 24 0" draw:points="24,0 0,0">
          <text:p/>
        </draw:polygon>
        <draw:line draw:style-name="gr37" draw:text-style-name="P16" draw:layer="layout" svg:x1="3.76cm" svg:y1="6.946cm" svg:x2="3.736cm" svg:y2="6.946cm">
          <text:p/>
        </draw:line>
        <draw:line draw:style-name="gr35" draw:text-style-name="P16" draw:layer="layout" svg:x1="3.76cm" svg:y1="6.777cm" svg:x2="10.258cm" svg:y2="6.777cm">
          <text:p/>
        </draw:line>
        <draw:polygon draw:style-name="gr36" draw:text-style-name="P17" draw:layer="layout" svg:width="0.023cm" svg:height="0cm" svg:x="3.736cm" svg:y="6.777cm" svg:viewBox="0 0 24 0" draw:points="24,0 0,0">
          <text:p/>
        </draw:polygon>
        <draw:line draw:style-name="gr37" draw:text-style-name="P16" draw:layer="layout" svg:x1="3.76cm" svg:y1="6.777cm" svg:x2="3.736cm" svg:y2="6.777cm">
          <text:p/>
        </draw:line>
        <draw:line draw:style-name="gr35" draw:text-style-name="P16" draw:layer="layout" svg:x1="3.76cm" svg:y1="6.608cm" svg:x2="10.258cm" svg:y2="6.608cm">
          <text:p/>
        </draw:line>
        <draw:polygon draw:style-name="gr36" draw:text-style-name="P17" draw:layer="layout" svg:width="0.023cm" svg:height="0cm" svg:x="3.736cm" svg:y="6.608cm" svg:viewBox="0 0 24 0" draw:points="24,0 0,0">
          <text:p/>
        </draw:polygon>
        <draw:line draw:style-name="gr37" draw:text-style-name="P16" draw:layer="layout" svg:x1="3.76cm" svg:y1="6.608cm" svg:x2="3.736cm" svg:y2="6.608cm">
          <text:p/>
        </draw:line>
        <draw:line draw:style-name="gr35" draw:text-style-name="P16" draw:layer="layout" svg:x1="3.76cm" svg:y1="6.438cm" svg:x2="10.258cm" svg:y2="6.438cm">
          <text:p/>
        </draw:line>
        <draw:polygon draw:style-name="gr36" draw:text-style-name="P17" draw:layer="layout" svg:width="0.023cm" svg:height="0cm" svg:x="3.736cm" svg:y="6.438cm" svg:viewBox="0 0 24 0" draw:points="24,0 0,0">
          <text:p/>
        </draw:polygon>
        <draw:line draw:style-name="gr37" draw:text-style-name="P16" draw:layer="layout" svg:x1="3.76cm" svg:y1="6.438cm" svg:x2="3.736cm" svg:y2="6.438cm">
          <text:p/>
        </draw:line>
        <draw:line draw:style-name="gr35" draw:text-style-name="P16" draw:layer="layout" svg:x1="3.76cm" svg:y1="6.27cm" svg:x2="10.258cm" svg:y2="6.27cm">
          <text:p/>
        </draw:line>
        <draw:polygon draw:style-name="gr36" draw:text-style-name="P17" draw:layer="layout" svg:width="0.023cm" svg:height="0cm" svg:x="3.736cm" svg:y="6.27cm" svg:viewBox="0 0 24 0" draw:points="24,0 0,0">
          <text:p/>
        </draw:polygon>
        <draw:line draw:style-name="gr37" draw:text-style-name="P16" draw:layer="layout" svg:x1="3.76cm" svg:y1="6.27cm" svg:x2="3.736cm" svg:y2="6.27cm">
          <text:p/>
        </draw:line>
        <draw:line draw:style-name="gr35" draw:text-style-name="P16" draw:layer="layout" svg:x1="3.76cm" svg:y1="6.1cm" svg:x2="10.258cm" svg:y2="6.1cm">
          <text:p/>
        </draw:line>
        <draw:polygon draw:style-name="gr36" draw:text-style-name="P17" draw:layer="layout" svg:width="0.023cm" svg:height="0cm" svg:x="3.736cm" svg:y="6.1cm" svg:viewBox="0 0 24 0" draw:points="24,0 0,0">
          <text:p/>
        </draw:polygon>
        <draw:line draw:style-name="gr37" draw:text-style-name="P16" draw:layer="layout" svg:x1="3.76cm" svg:y1="6.1cm" svg:x2="3.736cm" svg:y2="6.1cm">
          <text:p/>
        </draw:line>
        <draw:line draw:style-name="gr35" draw:text-style-name="P16" draw:layer="layout" svg:x1="3.76cm" svg:y1="5.931cm" svg:x2="10.258cm" svg:y2="5.931cm">
          <text:p/>
        </draw:line>
        <draw:polygon draw:style-name="gr36" draw:text-style-name="P17" draw:layer="layout" svg:width="0.023cm" svg:height="0cm" svg:x="3.736cm" svg:y="5.931cm" svg:viewBox="0 0 24 0" draw:points="24,0 0,0">
          <text:p/>
        </draw:polygon>
        <draw:line draw:style-name="gr37" draw:text-style-name="P16" draw:layer="layout" svg:x1="3.76cm" svg:y1="5.931cm" svg:x2="3.736cm" svg:y2="5.931cm">
          <text:p/>
        </draw:line>
        <draw:line draw:style-name="gr35" draw:text-style-name="P16" draw:layer="layout" svg:x1="3.76cm" svg:y1="5.762cm" svg:x2="10.258cm" svg:y2="5.762cm">
          <text:p/>
        </draw:line>
        <draw:polygon draw:style-name="gr36" draw:text-style-name="P17" draw:layer="layout" svg:width="0.023cm" svg:height="0cm" svg:x="3.736cm" svg:y="5.762cm" svg:viewBox="0 0 24 0" draw:points="24,0 0,0">
          <text:p/>
        </draw:polygon>
        <draw:line draw:style-name="gr37" draw:text-style-name="P16" draw:layer="layout" svg:x1="3.76cm" svg:y1="5.762cm" svg:x2="3.736cm" svg:y2="5.762cm">
          <text:p/>
        </draw:line>
        <draw:line draw:style-name="gr35" draw:text-style-name="P16" draw:layer="layout" svg:x1="3.76cm" svg:y1="5.592cm" svg:x2="10.258cm" svg:y2="5.592cm">
          <text:p/>
        </draw:line>
        <draw:polygon draw:style-name="gr36" draw:text-style-name="P17" draw:layer="layout" svg:width="0.023cm" svg:height="0cm" svg:x="3.736cm" svg:y="5.592cm" svg:viewBox="0 0 24 0" draw:points="24,0 0,0">
          <text:p/>
        </draw:polygon>
        <draw:line draw:style-name="gr37" draw:text-style-name="P16" draw:layer="layout" svg:x1="3.76cm" svg:y1="5.592cm" svg:x2="3.736cm" svg:y2="5.592cm">
          <text:p/>
        </draw:line>
        <draw:line draw:style-name="gr35" draw:text-style-name="P16" draw:layer="layout" svg:x1="3.76cm" svg:y1="5.424cm" svg:x2="10.258cm" svg:y2="5.424cm">
          <text:p/>
        </draw:line>
        <draw:polygon draw:style-name="gr36" draw:text-style-name="P17" draw:layer="layout" svg:width="0.023cm" svg:height="0cm" svg:x="3.736cm" svg:y="5.424cm" svg:viewBox="0 0 24 0" draw:points="24,0 0,0">
          <text:p/>
        </draw:polygon>
        <draw:line draw:style-name="gr37" draw:text-style-name="P16" draw:layer="layout" svg:x1="3.76cm" svg:y1="5.424cm" svg:x2="3.736cm" svg:y2="5.424cm">
          <text:p/>
        </draw:line>
        <draw:line draw:style-name="gr35" draw:text-style-name="P16" draw:layer="layout" svg:x1="3.76cm" svg:y1="5.254cm" svg:x2="10.258cm" svg:y2="5.254cm">
          <text:p/>
        </draw:line>
        <draw:polygon draw:style-name="gr36" draw:text-style-name="P17" draw:layer="layout" svg:width="0.023cm" svg:height="0cm" svg:x="3.736cm" svg:y="5.254cm" svg:viewBox="0 0 24 0" draw:points="24,0 0,0">
          <text:p/>
        </draw:polygon>
        <draw:line draw:style-name="gr37" draw:text-style-name="P16" draw:layer="layout" svg:x1="3.76cm" svg:y1="5.254cm" svg:x2="3.736cm" svg:y2="5.254cm">
          <text:p/>
        </draw:line>
        <draw:line draw:style-name="gr35" draw:text-style-name="P16" draw:layer="layout" svg:x1="3.76cm" svg:y1="5.085cm" svg:x2="10.258cm" svg:y2="5.085cm">
          <text:p/>
        </draw:line>
        <draw:polygon draw:style-name="gr36" draw:text-style-name="P17" draw:layer="layout" svg:width="0.023cm" svg:height="0cm" svg:x="3.736cm" svg:y="5.085cm" svg:viewBox="0 0 24 0" draw:points="24,0 0,0">
          <text:p/>
        </draw:polygon>
        <draw:line draw:style-name="gr37" draw:text-style-name="P16" draw:layer="layout" svg:x1="3.76cm" svg:y1="5.085cm" svg:x2="3.736cm" svg:y2="5.085cm">
          <text:p/>
        </draw:line>
        <draw:line draw:style-name="gr35" draw:text-style-name="P16" draw:layer="layout" svg:x1="3.76cm" svg:y1="4.916cm" svg:x2="10.258cm" svg:y2="4.916cm">
          <text:p/>
        </draw:line>
        <draw:polygon draw:style-name="gr36" draw:text-style-name="P17" draw:layer="layout" svg:width="0.023cm" svg:height="0cm" svg:x="3.736cm" svg:y="4.916cm" svg:viewBox="0 0 24 0" draw:points="24,0 0,0">
          <text:p/>
        </draw:polygon>
        <draw:line draw:style-name="gr37" draw:text-style-name="P16" draw:layer="layout" svg:x1="3.76cm" svg:y1="4.916cm" svg:x2="3.736cm" svg:y2="4.916cm">
          <text:p/>
        </draw:line>
        <draw:line draw:style-name="gr35" draw:text-style-name="P16" draw:layer="layout" svg:x1="3.76cm" svg:y1="4.747cm" svg:x2="10.258cm" svg:y2="4.747cm">
          <text:p/>
        </draw:line>
        <draw:polygon draw:style-name="gr36" draw:text-style-name="P17" draw:layer="layout" svg:width="0.023cm" svg:height="0cm" svg:x="3.736cm" svg:y="4.747cm" svg:viewBox="0 0 24 0" draw:points="24,0 0,0">
          <text:p/>
        </draw:polygon>
        <draw:line draw:style-name="gr37" draw:text-style-name="P16" draw:layer="layout" svg:x1="3.76cm" svg:y1="4.747cm" svg:x2="3.736cm" svg:y2="4.747cm">
          <text:p/>
        </draw:line>
        <draw:line draw:style-name="gr35" draw:text-style-name="P16" draw:layer="layout" svg:x1="3.76cm" svg:y1="4.578cm" svg:x2="10.258cm" svg:y2="4.578cm">
          <text:p/>
        </draw:line>
        <draw:polygon draw:style-name="gr36" draw:text-style-name="P17" draw:layer="layout" svg:width="0.023cm" svg:height="0cm" svg:x="3.736cm" svg:y="4.578cm" svg:viewBox="0 0 24 0" draw:points="24,0 0,0">
          <text:p/>
        </draw:polygon>
        <draw:line draw:style-name="gr37" draw:text-style-name="P16" draw:layer="layout" svg:x1="3.76cm" svg:y1="4.578cm" svg:x2="3.736cm" svg:y2="4.578cm">
          <text:p/>
        </draw:line>
        <draw:line draw:style-name="gr35" draw:text-style-name="P16" draw:layer="layout" svg:x1="3.76cm" svg:y1="4.408cm" svg:x2="10.258cm" svg:y2="4.408cm">
          <text:p/>
        </draw:line>
        <draw:polygon draw:style-name="gr36" draw:text-style-name="P17" draw:layer="layout" svg:width="0.023cm" svg:height="0cm" svg:x="3.736cm" svg:y="4.408cm" svg:viewBox="0 0 24 0" draw:points="24,0 0,0">
          <text:p/>
        </draw:polygon>
        <draw:line draw:style-name="gr37" draw:text-style-name="P16" draw:layer="layout" svg:x1="3.76cm" svg:y1="4.408cm" svg:x2="3.736cm" svg:y2="4.408cm">
          <text:p/>
        </draw:line>
        <draw:line draw:style-name="gr35" draw:text-style-name="P16" draw:layer="layout" svg:x1="3.76cm" svg:y1="4.239cm" svg:x2="10.258cm" svg:y2="4.239cm">
          <text:p/>
        </draw:line>
        <draw:polygon draw:style-name="gr36" draw:text-style-name="P17" draw:layer="layout" svg:width="0.023cm" svg:height="0cm" svg:x="3.736cm" svg:y="4.239cm" svg:viewBox="0 0 24 0" draw:points="24,0 0,0">
          <text:p/>
        </draw:polygon>
        <draw:line draw:style-name="gr37" draw:text-style-name="P16" draw:layer="layout" svg:x1="3.76cm" svg:y1="4.239cm" svg:x2="3.736cm" svg:y2="4.239cm">
          <text:p/>
        </draw:line>
        <draw:line draw:style-name="gr35" draw:text-style-name="P16" draw:layer="layout" svg:x1="3.76cm" svg:y1="4.07cm" svg:x2="10.258cm" svg:y2="4.07cm">
          <text:p/>
        </draw:line>
        <draw:polygon draw:style-name="gr36" draw:text-style-name="P17" draw:layer="layout" svg:width="0.023cm" svg:height="0cm" svg:x="3.736cm" svg:y="4.07cm" svg:viewBox="0 0 24 0" draw:points="24,0 0,0">
          <text:p/>
        </draw:polygon>
        <draw:line draw:style-name="gr37" draw:text-style-name="P16" draw:layer="layout" svg:x1="3.76cm" svg:y1="4.07cm" svg:x2="3.736cm" svg:y2="4.07cm">
          <text:p/>
        </draw:line>
        <draw:line draw:style-name="gr35" draw:text-style-name="P16" draw:layer="layout" svg:x1="3.76cm" svg:y1="3.901cm" svg:x2="10.258cm" svg:y2="3.901cm">
          <text:p/>
        </draw:line>
        <draw:polygon draw:style-name="gr36" draw:text-style-name="P17" draw:layer="layout" svg:width="0.023cm" svg:height="0cm" svg:x="3.736cm" svg:y="3.901cm" svg:viewBox="0 0 24 0" draw:points="24,0 0,0">
          <text:p/>
        </draw:polygon>
        <draw:line draw:style-name="gr37" draw:text-style-name="P16" draw:layer="layout" svg:x1="3.76cm" svg:y1="3.901cm" svg:x2="3.736cm" svg:y2="3.901cm">
          <text:p/>
        </draw:line>
        <draw:line draw:style-name="gr35" draw:text-style-name="P16" draw:layer="layout" svg:x1="3.76cm" svg:y1="3.732cm" svg:x2="10.258cm" svg:y2="3.732cm">
          <text:p/>
        </draw:line>
        <draw:polygon draw:style-name="gr36" draw:text-style-name="P17" draw:layer="layout" svg:width="0.023cm" svg:height="0cm" svg:x="3.736cm" svg:y="3.732cm" svg:viewBox="0 0 24 0" draw:points="24,0 0,0">
          <text:p/>
        </draw:polygon>
        <draw:line draw:style-name="gr37" draw:text-style-name="P16" draw:layer="layout" svg:x1="3.76cm" svg:y1="3.732cm" svg:x2="3.736cm" svg:y2="3.732cm">
          <text:p/>
        </draw:line>
        <draw:line draw:style-name="gr35" draw:text-style-name="P16" draw:layer="layout" svg:x1="3.76cm" svg:y1="3.562cm" svg:x2="10.258cm" svg:y2="3.562cm">
          <text:p/>
        </draw:line>
        <draw:polygon draw:style-name="gr36" draw:text-style-name="P17" draw:layer="layout" svg:width="0.023cm" svg:height="0cm" svg:x="3.736cm" svg:y="3.562cm" svg:viewBox="0 0 24 0" draw:points="24,0 0,0">
          <text:p/>
        </draw:polygon>
        <draw:line draw:style-name="gr37" draw:text-style-name="P16" draw:layer="layout" svg:x1="3.76cm" svg:y1="3.562cm" svg:x2="3.736cm" svg:y2="3.562cm">
          <text:p/>
        </draw:line>
        <draw:line draw:style-name="gr35" draw:text-style-name="P16" draw:layer="layout" svg:x1="3.76cm" svg:y1="3.394cm" svg:x2="10.258cm" svg:y2="3.394cm">
          <text:p/>
        </draw:line>
        <draw:polygon draw:style-name="gr36" draw:text-style-name="P17" draw:layer="layout" svg:width="0.023cm" svg:height="0cm" svg:x="3.736cm" svg:y="3.394cm" svg:viewBox="0 0 24 0" draw:points="24,0 0,0">
          <text:p/>
        </draw:polygon>
        <draw:line draw:style-name="gr37" draw:text-style-name="P16" draw:layer="layout" svg:x1="3.76cm" svg:y1="3.394cm" svg:x2="3.736cm" svg:y2="3.394cm">
          <text:p/>
        </draw:line>
        <draw:line draw:style-name="gr38" draw:text-style-name="P16" draw:layer="layout" svg:x1="3.76cm" svg:y1="7.384cm" svg:x2="3.76cm" svg:y2="2.955cm">
          <text:p/>
        </draw:line>
        <draw:line draw:style-name="gr38" draw:text-style-name="P16" draw:layer="layout" svg:x1="10.258cm" svg:y1="7.384cm" svg:x2="10.258cm" svg:y2="2.955cm">
          <text:p/>
        </draw:line>
        <draw:line draw:style-name="gr38" draw:text-style-name="P16" draw:layer="layout" svg:x1="3.76cm" svg:y1="7.384cm" svg:x2="10.258cm" svg:y2="7.384cm">
          <text:p/>
        </draw:line>
        <draw:line draw:style-name="gr38" draw:text-style-name="P16" draw:layer="layout" svg:x1="3.76cm" svg:y1="2.955cm" svg:x2="10.258cm" svg:y2="2.955cm">
          <text:p/>
        </draw:line>
        <draw:line draw:style-name="gr39" draw:text-style-name="P18" draw:layer="layout" svg:x1="7.215cm" svg:y1="2.951cm" svg:x2="7.215cm" svg:y2="7.464cm">
          <text:p/>
        </draw:line>
        <draw:frame draw:style-name="gr40" draw:text-style-name="P19" draw:layer="layout" svg:width="2.639cm" svg:height="0.727cm" svg:x="4.838cm" svg:y="6.615cm">
          <draw:text-box>
            <text:p><text:span text:style-name="T16">Latency = </text:span><text:span text:style-name="T16">27.904 ms</text:span></text:p>
          </draw:text-box>
        </draw:frame>
        <draw:frame draw:style-name="gr41" draw:text-style-name="P21" draw:layer="layout" svg:width="6.509cm" svg:height="0.601cm" svg:x="3.754cm" svg:y="2.609cm">
          <draw:text-box>
            <text:p text:style-name="P20"><text:span text:style-name="T17">CPU + TP (Hybrid-Float6 @ 200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6:08:50.512357301</dc:date>
    <meta:editing-duration>PT6H51M25S</meta:editing-duration>
    <meta:editing-cycles>120</meta:editing-cycles>
    <meta:document-statistic meta:object-count="165"/>
  </office:meta>
</office:document-meta>
</file>